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13.41mm" fo:break-before="auto" style:use-optimal-row-height="true"/>
    </style:style>
    <style:style style:name="ro7" style:family="table-row">
      <style:table-row-properties style:row-height="1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H2]+2.5) *10 ; ([.H2]+3.5) * 10)" office:value-type="float" office:value="41" calcext:value-type="float">
            <text:p>41</text:p>
          </table:table-cell>
          <table:table-cell table:formula="of:=ROUND( ([.H2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H3]+2.5) *10 ; ([.H3]+3.5) * 10)" office:value-type="float" office:value="36" calcext:value-type="float">
            <text:p>36</text:p>
          </table:table-cell>
          <table:table-cell table:formula="of:=ROUND( ([.H3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H4]+2.5) *10 ; ([.H4]+3.5) * 10)" office:value-type="float" office:value="42" calcext:value-type="float">
            <text:p>42</text:p>
          </table:table-cell>
          <table:table-cell table:formula="of:=ROUND( ([.H4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H5]+2.5) *10 ; ([.H5]+3.5) * 10)" office:value-type="float" office:value="43" calcext:value-type="float">
            <text:p>43</text:p>
          </table:table-cell>
          <table:table-cell table:formula="of:=ROUND( ([.H5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H6]+2.5) *10 ; ([.H6]+3.5) * 10)" office:value-type="float" office:value="36" calcext:value-type="float">
            <text:p>36</text:p>
          </table:table-cell>
          <table:table-cell table:formula="of:=ROUND( ([.H6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H7]+2.5) *10 ; ([.H7]+3.5) * 10)" office:value-type="float" office:value="44" calcext:value-type="float">
            <text:p>44</text:p>
          </table:table-cell>
          <table:table-cell table:formula="of:=ROUND( ([.H7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H8]+2.5) *10 ; ([.H8]+3.5) * 10)" office:value-type="float" office:value="40" calcext:value-type="float">
            <text:p>40</text:p>
          </table:table-cell>
          <table:table-cell table:formula="of:=ROUND( ([.H8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H9]+2.5) *10 ; ([.H9]+3.5) * 10)" office:value-type="float" office:value="35" calcext:value-type="float">
            <text:p>35</text:p>
          </table:table-cell>
          <table:table-cell table:formula="of:=ROUND( ([.H9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H10]+2.5) *10 ; ([.H10]+3.5) * 10)" office:value-type="float" office:value="41" calcext:value-type="float">
            <text:p>41</text:p>
          </table:table-cell>
          <table:table-cell table:formula="of:=ROUND( ([.H10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H11]+2.5) *10 ; ([.H11]+3.5) * 10)" office:value-type="float" office:value="43" calcext:value-type="float">
            <text:p>43</text:p>
          </table:table-cell>
          <table:table-cell table:formula="of:=ROUND( ([.H11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H12]+2.5) *10 ; ([.H12]+3.5) * 10)" office:value-type="float" office:value="44" calcext:value-type="float">
            <text:p>44</text:p>
          </table:table-cell>
          <table:table-cell table:formula="of:=ROUND( ([.H12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H13]+2.5) *10 ; ([.H13]+3.5) * 10)" office:value-type="float" office:value="45" calcext:value-type="float">
            <text:p>45</text:p>
          </table:table-cell>
          <table:table-cell table:formula="of:=ROUND( ([.H13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H14]+2.5) *10 ; ([.H14]+3.5) * 10)" office:value-type="float" office:value="39" calcext:value-type="float">
            <text:p>39</text:p>
          </table:table-cell>
          <table:table-cell table:formula="of:=ROUND( ([.H14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H15]+2.5) *10 ; ([.H15]+3.5) * 10)" office:value-type="float" office:value="35" calcext:value-type="float">
            <text:p>35</text:p>
          </table:table-cell>
          <table:table-cell table:formula="of:=ROUND( ([.H15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H16]+2.5) *10 ; ([.H16]+3.5) * 10)" office:value-type="float" office:value="55" calcext:value-type="float">
            <text:p>55</text:p>
          </table:table-cell>
          <table:table-cell table:formula="of:=ROUND( ([.H16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H17]+2.5) *10 ; ([.H17]+3.5) * 10)" office:value-type="float" office:value="47" calcext:value-type="float">
            <text:p>47</text:p>
          </table:table-cell>
          <table:table-cell table:formula="of:=ROUND( ([.H17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H18]+2.5) *10 ; ([.H18]+3.5) * 10)" office:value-type="float" office:value="49" calcext:value-type="float">
            <text:p>49</text:p>
          </table:table-cell>
          <table:table-cell table:formula="of:=ROUND( ([.H18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H19]+2.5) *10 ; ([.H19]+3.5) * 10)" office:value-type="float" office:value="46" calcext:value-type="float">
            <text:p>46</text:p>
          </table:table-cell>
          <table:table-cell table:formula="of:=ROUND( ([.H19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H20]+2.5) *10 ; ([.H20]+3.5) * 10)" office:value-type="float" office:value="49" calcext:value-type="float">
            <text:p>49</text:p>
          </table:table-cell>
          <table:table-cell table:formula="of:=ROUND( ([.H20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H21]+2.5) *10 ; ([.H21]+3.5) * 10)" office:value-type="float" office:value="50" calcext:value-type="float">
            <text:p>50</text:p>
          </table:table-cell>
          <table:table-cell table:formula="of:=ROUND( ([.H21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H22]+2.5) *10 ; ([.H22]+3.5) * 10)" office:value-type="float" office:value="54" calcext:value-type="float">
            <text:p>54</text:p>
          </table:table-cell>
          <table:table-cell table:formula="of:=ROUND( ([.H22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H23]+2.5) *10 ; ([.H23]+3.5) * 10)" office:value-type="float" office:value="48" calcext:value-type="float">
            <text:p>48</text:p>
          </table:table-cell>
          <table:table-cell table:formula="of:=ROUND( ([.H23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H24]+2.5) *10 ; ([.H24]+3.5) * 10)" office:value-type="float" office:value="55" calcext:value-type="float">
            <text:p>55</text:p>
          </table:table-cell>
          <table:table-cell table:formula="of:=ROUND( ([.H24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H25]+2.5) *10 ; ([.H25]+3.5) * 10)" office:value-type="float" office:value="46" calcext:value-type="float">
            <text:p>46</text:p>
          </table:table-cell>
          <table:table-cell table:formula="of:=ROUND( ([.H25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H26]+2.5) *10 ; ([.H26]+3.5) * 10)" office:value-type="float" office:value="29" calcext:value-type="float">
            <text:p>29</text:p>
          </table:table-cell>
          <table:table-cell table:formula="of:=ROUND( ([.H26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H27]+2.5) *10 ; ([.H27]+3.5) * 10)" office:value-type="float" office:value="31" calcext:value-type="float">
            <text:p>31</text:p>
          </table:table-cell>
          <table:table-cell table:formula="of:=ROUND( ([.H27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H28]+2.5) *10 ; ([.H28]+3.5) * 10)" office:value-type="float" office:value="31" calcext:value-type="float">
            <text:p>31</text:p>
          </table:table-cell>
          <table:table-cell table:formula="of:=ROUND( ([.H28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H29]+2.5) *10 ; ([.H29]+3.5) * 10)" office:value-type="float" office:value="29" calcext:value-type="float">
            <text:p>29</text:p>
          </table:table-cell>
          <table:table-cell table:formula="of:=ROUND( ([.H29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H30]+2.5) *10 ; ([.H30]+3.5) * 10)" office:value-type="float" office:value="28" calcext:value-type="float">
            <text:p>28</text:p>
          </table:table-cell>
          <table:table-cell table:formula="of:=ROUND( ([.H30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H31]+2.5) *10 ; ([.H31]+3.5) * 10)" office:value-type="float" office:value="35" calcext:value-type="float">
            <text:p>35</text:p>
          </table:table-cell>
          <table:table-cell table:formula="of:=ROUND( ([.H31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H32]+2.5) *10 ; ([.H32]+3.5) * 10)" office:value-type="float" office:value="27" calcext:value-type="float">
            <text:p>27</text:p>
          </table:table-cell>
          <table:table-cell table:formula="of:=ROUND( ([.H32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H33]+2.5) *10 ; ([.H33]+3.5) * 10)" office:value-type="float" office:value="34" calcext:value-type="float">
            <text:p>34</text:p>
          </table:table-cell>
          <table:table-cell table:formula="of:=ROUND( ([.H33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H34]+2.5) *10 ; ([.H34]+3.5) * 10)" office:value-type="float" office:value="30" calcext:value-type="float">
            <text:p>30</text:p>
          </table:table-cell>
          <table:table-cell table:formula="of:=ROUND( ([.H34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H35]+2.5) *10 ; ([.H35]+3.5) * 10)" office:value-type="float" office:value="35" calcext:value-type="float">
            <text:p>35</text:p>
          </table:table-cell>
          <table:table-cell table:formula="of:=ROUND( ([.H35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H36]+2.5) *10 ; ([.H36]+3.5) * 10)" office:value-type="float" office:value="28" calcext:value-type="float">
            <text:p>28</text:p>
          </table:table-cell>
          <table:table-cell table:formula="of:=ROUND( ([.H36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H37]+2.5) *10 ; ([.H37]+3.5) * 10)" office:value-type="float" office:value="26" calcext:value-type="float">
            <text:p>26</text:p>
          </table:table-cell>
          <table:table-cell table:formula="of:=ROUND( ([.H37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H38]+2.5) *10 ; ([.H38]+3.5) * 10)" office:value-type="float" office:value="35" calcext:value-type="float">
            <text:p>35</text:p>
          </table:table-cell>
          <table:table-cell table:formula="of:=ROUND( ([.H38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H39]+2.5) *10 ; ([.H39]+3.5) * 10)" office:value-type="float" office:value="26" calcext:value-type="float">
            <text:p>26</text:p>
          </table:table-cell>
          <table:table-cell table:formula="of:=ROUND( ([.H39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table:formula="of:=T(&quot;C'est un &quot;) &amp; LOWER([.A40])" office:value-type="string" office:string-value="C'est un tarte aux pommes" calcext:value-type="string">
            <text:p>C'est un tarte aux pommes</text:p>
          </table:table-cell>
          <table:table-cell office:value-type="float" office:value="100" calcext:value-type="float">
            <text:p>100</text:p>
          </table:table-cell>
          <table:table-cell table:formula="of:=ROUND( ([.H40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G2] * 10 - RANDBETWEEN(-4;4)" office:value-type="float" office:value="14" calcext:value-type="float">
            <text:p>14</text:p>
          </table:table-cell>
          <table:table-cell table:style-name="ce8" table:formula="of:=ROUND( (['b - Armes'.D2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iner pickaxe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G3] * 10 - RANDBETWEEN(-4;4)" office:value-type="float" office:value="10" calcext:value-type="float">
            <text:p>10</text:p>
          </table:table-cell>
          <table:table-cell table:style-name="ce8" table:formula="of:=ROUND( (['b - Armes'.D3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Broken dagger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G4] * 10 - RANDBETWEEN(-4;4)" office:value-type="float" office:value="8" calcext:value-type="float">
            <text:p>8</text:p>
          </table:table-cell>
          <table:table-cell table:style-name="ce8" table:formula="of:=ROUND( (['b - Armes'.D4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hachet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G5] * 10 - RANDBETWEEN(-4;4)" office:value-type="float" office:value="13" calcext:value-type="float">
            <text:p>13</text:p>
          </table:table-cell>
          <table:table-cell table:style-name="ce8" table:formula="of:=ROUND( (['b - Armes'.D5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G6] * 10 - RANDBETWEEN(-4;4)" office:value-type="float" office:value="7" calcext:value-type="float">
            <text:p>7</text:p>
          </table:table-cell>
          <table:table-cell table:style-name="ce8" table:formula="of:=ROUND( (['b - Armes'.D6]*1.5) + RANDBETWEEN(0;10) )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G7] * 10 - RANDBETWEEN(-4;4)" office:value-type="float" office:value="6" calcext:value-type="float">
            <text:p>6</text:p>
          </table:table-cell>
          <table:table-cell table:style-name="ce8" table:formula="of:=ROUND( (['b - Armes'.D7]*1.5) + RANDBETWEEN(0;10) )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G8] * 10 - RANDBETWEEN(-4;4)" office:value-type="float" office:value="7" calcext:value-type="float">
            <text:p>7</text:p>
          </table:table-cell>
          <table:table-cell table:style-name="ce8" table:formula="of:=ROUND( (['b - Armes'.D8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2" office:value-type="string" calcext:value-type="string">
            <text:p>Rusty blunderbuss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G9] * 10 - RANDBETWEEN(-4;4)" office:value-type="float" office:value="12" calcext:value-type="float">
            <text:p>12</text:p>
          </table:table-cell>
          <table:table-cell table:style-name="ce8" table:formula="of:=ROUND( (['b - Armes'.D9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2" office:value-type="string" calcext:value-type="string">
            <text:p>Rusty pistol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G10] * 10 - RANDBETWEEN(-4;4)" office:value-type="float" office:value="14" calcext:value-type="float">
            <text:p>14</text:p>
          </table:table-cell>
          <table:table-cell table:style-name="ce8" table:formula="of:=ROUND( (['b - Armes'.D10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pistol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G11] * 10 - RANDBETWEEN(-4;4)" office:value-type="float" office:value="10" calcext:value-type="float">
            <text:p>10</text:p>
          </table:table-cell>
          <table:table-cell table:style-name="ce8" table:formula="of:=ROUND( (['b - Armes'.D11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blunderbuss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G12] * 10 - RANDBETWEEN(-4;4)" office:value-type="float" office:value="14" calcext:value-type="float">
            <text:p>14</text:p>
          </table:table-cell>
          <table:table-cell table:style-name="ce8" table:formula="of:=ROUND( (['b - Armes'.D12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pistol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G13] * 10 - RANDBETWEEN(-4;4)" office:value-type="float" office:value="8" calcext:value-type="float">
            <text:p>8</text:p>
          </table:table-cell>
          <table:table-cell table:style-name="ce8" table:formula="of:=ROUND( (['b - Armes'.D13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2" office:value-type="string" calcext:value-type="string">
            <text:p>Sloppy canon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G14] * 10 - RANDBETWEEN(-4;4)" office:value-type="float" office:value="10" calcext:value-type="float">
            <text:p>10</text:p>
          </table:table-cell>
          <table:table-cell table:style-name="ce8" table:formula="of:=ROUND( (['b - Armes'.D14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2" office:value-type="string" calcext:value-type="string">
            <text:p>Sloppy gun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G15] * 10 - RANDBETWEEN(-4;4)" office:value-type="float" office:value="8" calcext:value-type="float">
            <text:p>8</text:p>
          </table:table-cell>
          <table:table-cell table:style-name="ce8" table:formula="of:=ROUND( (['b - Armes'.D15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2" office:value-type="string" calcext:value-type="string">
            <text:p>Steel dagg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G16] * 10 - RANDBETWEEN(-4;4)" office:value-type="float" office:value="23" calcext:value-type="float">
            <text:p>23</text:p>
          </table:table-cell>
          <table:table-cell table:style-name="ce8" table:formula="of:=ROUND( (['b - Armes'.D16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2" office:value-type="string" calcext:value-type="string">
            <text:p>Iron club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G17] * 10 - RANDBETWEEN(-4;4)" office:value-type="float" office:value="24" calcext:value-type="float">
            <text:p>24</text:p>
          </table:table-cell>
          <table:table-cell table:style-name="ce8" table:formula="of:=ROUND( (['b - Armes'.D17]*1.5) + RANDBETWEEN(0;10) )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G18] * 10 - RANDBETWEEN(-4;4)" office:value-type="float" office:value="23" calcext:value-type="float">
            <text:p>23</text:p>
          </table:table-cell>
          <table:table-cell table:style-name="ce8" table:formula="of:=ROUND( (['b - Armes'.D18]*1.5) + RANDBETWEEN(0;10) )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Iron stick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G19] * 10 - RANDBETWEEN(-4;4)" office:value-type="float" office:value="21" calcext:value-type="float">
            <text:p>21</text:p>
          </table:table-cell>
          <table:table-cell table:style-name="ce8" table:formula="of:=ROUND( (['b - Armes'.D19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Steel hachet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G20] * 10 - RANDBETWEEN(-4;4)" office:value-type="float" office:value="23" calcext:value-type="float">
            <text:p>23</text:p>
          </table:table-cell>
          <table:table-cell table:style-name="ce8" table:formula="of:=ROUND( (['b - Armes'.D20]*1.5) + RANDBETWEEN(0;10) )" office:value-type="float" office:value="37" calcext:value-type="float">
            <text:p>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canon</text:p>
          </table:table-cell>
          <table:table-cell table:style-name="ce4"/>
          <table:table-cell table:style-name="ce17" table:formula="of:=[.G21] * 10 - RANDBETWEEN(-4;4)" office:value-type="float" office:value="23" calcext:value-type="float">
            <text:p>23</text:p>
          </table:table-cell>
          <table:table-cell table:style-name="ce8" table:formula="of:=ROUND( (['b - Armes'.D21]*1.5) + RANDBETWEEN(0;10) )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canon</text:p>
          </table:table-cell>
          <table:table-cell table:style-name="ce4"/>
          <table:table-cell table:style-name="ce17" table:formula="of:=[.G22] * 10 - RANDBETWEEN(-4;4)" office:value-type="float" office:value="20" calcext:value-type="float">
            <text:p>20</text:p>
          </table:table-cell>
          <table:table-cell table:style-name="ce8" table:formula="of:=ROUND( (['b - Armes'.D22]*1.5) + RANDBETWEEN(0;10) )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canon</text:p>
          </table:table-cell>
          <table:table-cell table:style-name="ce4"/>
          <table:table-cell table:style-name="ce17" table:formula="of:=[.G23] * 10 - RANDBETWEEN(-4;4)" office:value-type="float" office:value="23" calcext:value-type="float">
            <text:p>23</text:p>
          </table:table-cell>
          <table:table-cell table:style-name="ce8" table:formula="of:=ROUND( (['b - Armes'.D23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2" office:value-type="string" calcext:value-type="string">
            <text:p>Rusty canon</text:p>
          </table:table-cell>
          <table:table-cell table:style-name="ce4"/>
          <table:table-cell table:style-name="ce17" table:formula="of:=[.G24] * 10 - RANDBETWEEN(-4;4)" office:value-type="float" office:value="23" calcext:value-type="float">
            <text:p>23</text:p>
          </table:table-cell>
          <table:table-cell table:style-name="ce8" table:formula="of:=ROUND( (['b - Armes'.D24]*1.5) + RANDBETWEEN(0;10) )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2" office:value-type="string" calcext:value-type="string">
            <text:p>Rusty gun</text:p>
          </table:table-cell>
          <table:table-cell table:style-name="ce4"/>
          <table:table-cell table:style-name="ce17" table:formula="of:=[.G25] * 10 - RANDBETWEEN(-4;4)" office:value-type="float" office:value="24" calcext:value-type="float">
            <text:p>24</text:p>
          </table:table-cell>
          <table:table-cell table:style-name="ce8" table:formula="of:=ROUND( (['b - Armes'.D25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G26] * 10 - RANDBETWEEN(-4;4)" office:value-type="float" office:value="34" calcext:value-type="float">
            <text:p>34</text:p>
          </table:table-cell>
          <table:table-cell table:style-name="ce8" table:formula="of:=ROUND( (['b - Armes'.D26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G27] * 10 - RANDBETWEEN(-4;4)" office:value-type="float" office:value="31" calcext:value-type="float">
            <text:p>31</text:p>
          </table:table-cell>
          <table:table-cell table:style-name="ce8" table:formula="of:=ROUND( (['b - Armes'.D27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G28] * 10 - RANDBETWEEN(-4;4)" office:value-type="float" office:value="29" calcext:value-type="float">
            <text:p>29</text:p>
          </table:table-cell>
          <table:table-cell table:style-name="ce8" table:formula="of:=ROUND( (['b - Armes'.D28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Stone mac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G29] * 10 - RANDBETWEEN(-4;4)" office:value-type="float" office:value="30" calcext:value-type="float">
            <text:p>30</text:p>
          </table:table-cell>
          <table:table-cell table:style-name="ce8" table:formula="of:=ROUND( (['b - Armes'.D29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G30] * 10 - RANDBETWEEN(-4;4)" office:value-type="float" office:value="29" calcext:value-type="float">
            <text:p>29</text:p>
          </table:table-cell>
          <table:table-cell table:style-name="ce8" table:formula="of:=ROUND( (['b - Armes'.D30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G31] * 10 - RANDBETWEEN(-4;4)" office:value-type="float" office:value="31" calcext:value-type="float">
            <text:p>31</text:p>
          </table:table-cell>
          <table:table-cell table:style-name="ce8" table:formula="of:=ROUND( (['b - Armes'.D31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Short lanc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G32] * 10 - RANDBETWEEN(-4;4)" office:value-type="float" office:value="31" calcext:value-type="float">
            <text:p>31</text:p>
          </table:table-cell>
          <table:table-cell table:style-name="ce8" table:formula="of:=ROUND( (['b - Armes'.D32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handgun</text:p>
          </table:table-cell>
          <table:table-cell table:style-name="ce4"/>
          <table:table-cell table:style-name="ce17" table:formula="of:=[.G33] * 10 - RANDBETWEEN(-4;4)" office:value-type="float" office:value="29" calcext:value-type="float">
            <text:p>29</text:p>
          </table:table-cell>
          <table:table-cell table:style-name="ce8" table:formula="of:=ROUND( (['b - Armes'.D33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Traveller’s gun</text:p>
          </table:table-cell>
          <table:table-cell table:style-name="ce4"/>
          <table:table-cell table:style-name="ce17" table:formula="of:=[.G34] * 10 - RANDBETWEEN(-4;4)" office:value-type="float" office:value="34" calcext:value-type="float">
            <text:p>34</text:p>
          </table:table-cell>
          <table:table-cell table:style-name="ce8" table:formula="of:=ROUND( (['b - Armes'.D34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2" office:value-type="string" calcext:value-type="string">
            <text:p>Vagabond canon</text:p>
          </table:table-cell>
          <table:table-cell table:style-name="ce4"/>
          <table:table-cell table:style-name="ce17" table:formula="of:=[.G35] * 10 - RANDBETWEEN(-4;4)" office:value-type="float" office:value="34" calcext:value-type="float">
            <text:p>34</text:p>
          </table:table-cell>
          <table:table-cell table:style-name="ce8" table:formula="of:=ROUND( (['b - Armes'.D35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Deck pistol</text:p>
          </table:table-cell>
          <table:table-cell table:style-name="ce4"/>
          <table:table-cell table:style-name="ce17" table:formula="of:=[.G36] * 10 - RANDBETWEEN(-4;4)" office:value-type="float" office:value="29" calcext:value-type="float">
            <text:p>29</text:p>
          </table:table-cell>
          <table:table-cell table:style-name="ce8" table:formula="of:=ROUND( (['b - Armes'.D36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Bolt gun</text:p>
          </table:table-cell>
          <table:table-cell table:style-name="ce4"/>
          <table:table-cell table:style-name="ce17" table:formula="of:=[.G37] * 10 - RANDBETWEEN(-4;4)" office:value-type="float" office:value="32" calcext:value-type="float">
            <text:p>32</text:p>
          </table:table-cell>
          <table:table-cell table:style-name="ce8" table:formula="of:=ROUND( (['b - Armes'.D37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bazook</text:p>
          </table:table-cell>
          <table:table-cell table:style-name="ce4"/>
          <table:table-cell table:style-name="ce17" table:formula="of:=[.G38] * 10 - RANDBETWEEN(-4;4)" office:value-type="float" office:value="29" calcext:value-type="float">
            <text:p>29</text:p>
          </table:table-cell>
          <table:table-cell table:style-name="ce8" table:formula="of:=ROUND( (['b - Armes'.D38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gun</text:p>
          </table:table-cell>
          <table:table-cell table:style-name="ce4"/>
          <table:table-cell table:style-name="ce17" table:formula="of:=[.G39] * 10 - RANDBETWEEN(-4;4)" office:value-type="float" office:value="27" calcext:value-type="float">
            <text:p>27</text:p>
          </table:table-cell>
          <table:table-cell table:style-name="ce8" table:formula="of:=ROUND( (['b - Armes'.D39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number-columns-repeated="2"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G40] * 10 - RANDBETWEEN(-4;4)" office:value-type="float" office:value="44" calcext:value-type="float">
            <text:p>44</text:p>
          </table:table-cell>
          <table:table-cell table:style-name="ce8" table:formula="of:=ROUND( (['b - Armes'.D40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G41] * 10 - RANDBETWEEN(-4;4)" office:value-type="float" office:value="41" calcext:value-type="float">
            <text:p>41</text:p>
          </table:table-cell>
          <table:table-cell table:style-name="ce8" table:formula="of:=ROUND( (['b - Armes'.D41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G42] * 10 - RANDBETWEEN(-4;4)" office:value-type="float" office:value="39" calcext:value-type="float">
            <text:p>39</text:p>
          </table:table-cell>
          <table:table-cell table:style-name="ce8" table:formula="of:=ROUND( (['b - Armes'.D42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G43] * 10 - RANDBETWEEN(-4;4)" office:value-type="float" office:value="44" calcext:value-type="float">
            <text:p>44</text:p>
          </table:table-cell>
          <table:table-cell table:style-name="ce8" table:formula="of:=ROUND( (['b - Armes'.D43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G44] * 10 - RANDBETWEEN(-4;4)" office:value-type="float" office:value="40" calcext:value-type="float">
            <text:p>40</text:p>
          </table:table-cell>
          <table:table-cell table:style-name="ce8" table:formula="of:=ROUND( (['b - Armes'.D44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Grand billhook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G45] * 10 - RANDBETWEEN(-4;4)" office:value-type="float" office:value="40" calcext:value-type="float">
            <text:p>40</text:p>
          </table:table-cell>
          <table:table-cell table:style-name="ce8" table:formula="of:=ROUND( (['b - Armes'.D45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Travelling pistol</text:p>
          </table:table-cell>
          <table:table-cell table:style-name="ce4"/>
          <table:table-cell table:style-name="ce17" table:formula="of:=[.G46] * 10 - RANDBETWEEN(-4;4)" office:value-type="float" office:value="39" calcext:value-type="float">
            <text:p>39</text:p>
          </table:table-cell>
          <table:table-cell table:style-name="ce8" table:formula="of:=ROUND( (['b - Armes'.D46]*1.5) + RANDBETWEEN(0;10) )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2" office:value-type="string" calcext:value-type="string">
            <text:p>Travelling canon</text:p>
          </table:table-cell>
          <table:table-cell table:style-name="ce4"/>
          <table:table-cell table:style-name="ce17" table:formula="of:=[.G47] * 10 - RANDBETWEEN(-4;4)" office:value-type="float" office:value="41" calcext:value-type="float">
            <text:p>41</text:p>
          </table:table-cell>
          <table:table-cell table:style-name="ce8" table:formula="of:=ROUND( (['b - Armes'.D47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Deck canon</text:p>
          </table:table-cell>
          <table:table-cell table:style-name="ce4"/>
          <table:table-cell table:style-name="ce17" table:formula="of:=[.G48] * 10 - RANDBETWEEN(-4;4)" office:value-type="float" office:value="36" calcext:value-type="float">
            <text:p>36</text:p>
          </table:table-cell>
          <table:table-cell table:style-name="ce8" table:formula="of:=ROUND( (['b - Armes'.D48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Well crafted gun</text:p>
          </table:table-cell>
          <table:table-cell table:style-name="ce4"/>
          <table:table-cell table:style-name="ce17" table:formula="of:=[.G49] * 10 - RANDBETWEEN(-4;4)" office:value-type="float" office:value="41" calcext:value-type="float">
            <text:p>41</text:p>
          </table:table-cell>
          <table:table-cell table:style-name="ce8" table:formula="of:=ROUND( (['b - Armes'.D49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Well crafted canon</text:p>
          </table:table-cell>
          <table:table-cell table:style-name="ce4"/>
          <table:table-cell table:style-name="ce17" table:formula="of:=[.G50] * 10 - RANDBETWEEN(-4;4)" office:value-type="float" office:value="36" calcext:value-type="float">
            <text:p>36</text:p>
          </table:table-cell>
          <table:table-cell table:style-name="ce8" table:formula="of:=ROUND( (['b - Armes'.D50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2" office:value-type="string" calcext:value-type="string">
            <text:p>Powerfull canon</text:p>
          </table:table-cell>
          <table:table-cell table:style-name="ce4"/>
          <table:table-cell table:style-name="ce17" table:formula="of:=[.G51] * 10 - RANDBETWEEN(-4;4)" office:value-type="float" office:value="41" calcext:value-type="float">
            <text:p>41</text:p>
          </table:table-cell>
          <table:table-cell table:style-name="ce8" table:formula="of:=ROUND( (['b - Armes'.D51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Steel lance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G52] * 10 - RANDBETWEEN(-4;4)" office:value-type="float" office:value="49" calcext:value-type="float">
            <text:p>49</text:p>
          </table:table-cell>
          <table:table-cell table:style-name="ce8" table:formula="of:=ROUND( (['b - Armes'.D52]*1.5) + RANDBETWEEN(0;10) )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G53] * 10 - RANDBETWEEN(-4;4)" office:value-type="float" office:value="51" calcext:value-type="float">
            <text:p>51</text:p>
          </table:table-cell>
          <table:table-cell table:style-name="ce8" table:formula="of:=ROUND( (['b - Armes'.D53]*1.5) + RANDBETWEEN(0;10) )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Double ax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G54] * 10 - RANDBETWEEN(-4;4)" office:value-type="float" office:value="46" calcext:value-type="float">
            <text:p>46</text:p>
          </table:table-cell>
          <table:table-cell table:style-name="ce8" table:formula="of:=ROUND( (['b - Armes'.D54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G55] * 10 - RANDBETWEEN(-4;4)" office:value-type="float" office:value="53" calcext:value-type="float">
            <text:p>53</text:p>
          </table:table-cell>
          <table:table-cell table:style-name="ce8" table:formula="of:=ROUND( (['b - Armes'.D55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G56] * 10 - RANDBETWEEN(-4;4)" office:value-type="float" office:value="47" calcext:value-type="float">
            <text:p>47</text:p>
          </table:table-cell>
          <table:table-cell table:style-name="ce8" table:formula="of:=ROUND( (['b - Armes'.D56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G57] * 10 - RANDBETWEEN(-4;4)" office:value-type="float" office:value="54" calcext:value-type="float">
            <text:p>54</text:p>
          </table:table-cell>
          <table:table-cell table:style-name="ce8" table:formula="of:=ROUND( (['b - Armes'.D57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Steel gun</text:p>
          </table:table-cell>
          <table:table-cell table:style-name="ce4"/>
          <table:table-cell table:style-name="ce17" table:formula="of:=[.G58] * 10 - RANDBETWEEN(-4;4)" office:value-type="float" office:value="54" calcext:value-type="float">
            <text:p>54</text:p>
          </table:table-cell>
          <table:table-cell table:style-name="ce8" table:formula="of:=ROUND( (['b - Armes'.D58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2" office:value-type="string" calcext:value-type="string">
            <text:p>Culverin</text:p>
          </table:table-cell>
          <table:table-cell table:style-name="ce4"/>
          <table:table-cell table:style-name="ce17" table:formula="of:=[.G59] * 10 - RANDBETWEEN(-4;4)" office:value-type="float" office:value="50" calcext:value-type="float">
            <text:p>50</text:p>
          </table:table-cell>
          <table:table-cell table:style-name="ce8" table:formula="of:=ROUND( (['b - Armes'.D59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Iron gun</text:p>
          </table:table-cell>
          <table:table-cell table:style-name="ce4"/>
          <table:table-cell table:style-name="ce17" table:formula="of:=[.G60] * 10 - RANDBETWEEN(-4;4)" office:value-type="float" office:value="52" calcext:value-type="float">
            <text:p>52</text:p>
          </table:table-cell>
          <table:table-cell table:style-name="ce8" table:formula="of:=ROUND( (['b - Armes'.D60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Steel pistol</text:p>
          </table:table-cell>
          <table:table-cell table:style-name="ce4"/>
          <table:table-cell table:style-name="ce17" table:formula="of:=[.G61] * 10 - RANDBETWEEN(-4;4)" office:value-type="float" office:value="54" calcext:value-type="float">
            <text:p>54</text:p>
          </table:table-cell>
          <table:table-cell table:style-name="ce8" table:formula="of:=ROUND( (['b - Armes'.D61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2" office:value-type="string" calcext:value-type="string">
            <text:p>Old culverine</text:p>
          </table:table-cell>
          <table:table-cell table:style-name="ce4"/>
          <table:table-cell table:style-name="ce17" table:formula="of:=[.G62] * 10 - RANDBETWEEN(-4;4)" office:value-type="float" office:value="49" calcext:value-type="float">
            <text:p>49</text:p>
          </table:table-cell>
          <table:table-cell table:style-name="ce8" table:formula="of:=ROUND( (['b - Armes'.D62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2" office:value-type="string" calcext:value-type="string">
            <text:p>Good pistol</text:p>
          </table:table-cell>
          <table:table-cell table:style-name="ce4"/>
          <table:table-cell table:style-name="ce17" table:formula="of:=[.G63] * 10 - RANDBETWEEN(-4;4)" office:value-type="float" office:value="49" calcext:value-type="float">
            <text:p>49</text:p>
          </table:table-cell>
          <table:table-cell table:style-name="ce8" table:formula="of:=ROUND( (['b - Armes'.D63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Huge sword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G64] * 10 - RANDBETWEEN(-4;4)" office:value-type="float" office:value="56" calcext:value-type="float">
            <text:p>56</text:p>
          </table:table-cell>
          <table:table-cell table:style-name="ce8" table:formula="of:=ROUND( (['b - Armes'.D64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Bastard sward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G65] * 10 - RANDBETWEEN(-4;4)" office:value-type="float" office:value="59" calcext:value-type="float">
            <text:p>59</text:p>
          </table:table-cell>
          <table:table-cell table:style-name="ce8" table:formula="of:=ROUND( (['b - Armes'.D65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Rapier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G66] * 10 - RANDBETWEEN(-4;4)" office:value-type="float" office:value="61" calcext:value-type="float">
            <text:p>61</text:p>
          </table:table-cell>
          <table:table-cell table:style-name="ce8" table:formula="of:=ROUND( (['b - Armes'.D66]*1.5) + RANDBETWEEN(0;10) )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Golden sword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G67] * 10 - RANDBETWEEN(-4;4)" office:value-type="float" office:value="64" calcext:value-type="float">
            <text:p>64</text:p>
          </table:table-cell>
          <table:table-cell table:style-name="ce8" table:formula="of:=ROUND( (['b - Armes'.D67]*1.5) + RANDBETWEEN(0;10) )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G68] * 10 - RANDBETWEEN(-4;4)" office:value-type="float" office:value="58" calcext:value-type="float">
            <text:p>58</text:p>
          </table:table-cell>
          <table:table-cell table:style-name="ce8" table:formula="of:=ROUND( (['b - Armes'.D68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Cestus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G69] * 10 - RANDBETWEEN(-4;4)" office:value-type="float" office:value="60" calcext:value-type="float">
            <text:p>60</text:p>
          </table:table-cell>
          <table:table-cell table:style-name="ce8" table:formula="of:=ROUND( (['b - Armes'.D69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2" office:value-type="string" calcext:value-type="string">
            <text:p>Soldier pistol</text:p>
          </table:table-cell>
          <table:table-cell table:style-name="ce4"/>
          <table:table-cell table:style-name="ce17" table:formula="of:=[.G70] * 10 - RANDBETWEEN(-4;4)" office:value-type="float" office:value="57" calcext:value-type="float">
            <text:p>57</text:p>
          </table:table-cell>
          <table:table-cell table:style-name="ce8" table:formula="of:=ROUND( (['b - Armes'.D70]*1.5) + RANDBETWEEN(0;10) )" office:value-type="float" office:value="89" calcext:value-type="float">
            <text:p>8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2" office:value-type="string" calcext:value-type="string">
            <text:p>Rusty culverine</text:p>
          </table:table-cell>
          <table:table-cell table:style-name="ce4"/>
          <table:table-cell table:style-name="ce17" table:formula="of:=[.G71] * 10 - RANDBETWEEN(-4;4)" office:value-type="float" office:value="56" calcext:value-type="float">
            <text:p>56</text:p>
          </table:table-cell>
          <table:table-cell table:style-name="ce8" table:formula="of:=ROUND( (['b - Armes'.D71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Master pistol</text:p>
          </table:table-cell>
          <table:table-cell table:style-name="ce4"/>
          <table:table-cell table:style-name="ce17" table:formula="of:=[.G72] * 10 - RANDBETWEEN(-4;4)" office:value-type="float" office:value="64" calcext:value-type="float">
            <text:p>64</text:p>
          </table:table-cell>
          <table:table-cell table:style-name="ce8" table:formula="of:=ROUND( (['b - Armes'.D72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2" office:value-type="string" calcext:value-type="string">
            <text:p>Shotgun</text:p>
          </table:table-cell>
          <table:table-cell table:style-name="ce4"/>
          <table:table-cell table:style-name="ce17" table:formula="of:=[.G73] * 10 - RANDBETWEEN(-4;4)" office:value-type="float" office:value="56" calcext:value-type="float">
            <text:p>56</text:p>
          </table:table-cell>
          <table:table-cell table:style-name="ce8" table:formula="of:=ROUND( (['b - Armes'.D73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Light canon</text:p>
          </table:table-cell>
          <table:table-cell table:style-name="ce4"/>
          <table:table-cell table:style-name="ce17" table:formula="of:=[.G74] * 10 - RANDBETWEEN(-4;4)" office:value-type="float" office:value="56" calcext:value-type="float">
            <text:p>56</text:p>
          </table:table-cell>
          <table:table-cell table:style-name="ce8" table:formula="of:=ROUND( (['b - Armes'.D74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2" office:value-type="string" calcext:value-type="string">
            <text:p>Good gun</text:p>
          </table:table-cell>
          <table:table-cell table:style-name="ce4"/>
          <table:table-cell table:style-name="ce17" table:formula="of:=[.G75] * 10 - RANDBETWEEN(-4;4)" office:value-type="float" office:value="64" calcext:value-type="float">
            <text:p>64</text:p>
          </table:table-cell>
          <table:table-cell table:style-name="ce8" table:formula="of:=ROUND( (['b - Armes'.D75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Iron lance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G76] * 10 - RANDBETWEEN(-4;4)" office:value-type="float" office:value="67" calcext:value-type="float">
            <text:p>67</text:p>
          </table:table-cell>
          <table:table-cell table:style-name="ce8" table:formula="of:=ROUND( (['b - Armes'.D76]*1.5) + RANDBETWEEN(0;10) )" office:value-type="float" office:value="107" calcext:value-type="float">
            <text:p>10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G77] * 10 - RANDBETWEEN(-4;4)" office:value-type="float" office:value="70" calcext:value-type="float">
            <text:p>70</text:p>
          </table:table-cell>
          <table:table-cell table:style-name="ce8" table:formula="of:=ROUND( (['b - Armes'.D77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Double hammer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G78] * 10 - RANDBETWEEN(-4;4)" office:value-type="float" office:value="70" calcext:value-type="float">
            <text:p>70</text:p>
          </table:table-cell>
          <table:table-cell table:style-name="ce8" table:formula="of:=ROUND( (['b - Armes'.D78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G79] * 10 - RANDBETWEEN(-4;4)" office:value-type="float" office:value="70" calcext:value-type="float">
            <text:p>70</text:p>
          </table:table-cell>
          <table:table-cell table:style-name="ce8" table:formula="of:=ROUND( (['b - Armes'.D79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Hook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G80] * 10 - RANDBETWEEN(-4;4)" office:value-type="float" office:value="74" calcext:value-type="float">
            <text:p>74</text:p>
          </table:table-cell>
          <table:table-cell table:style-name="ce8" table:formula="of:=ROUND( (['b - Armes'.D80]*1.5) + RANDBETWEEN(0;10) )" office:value-type="float" office:value="113" calcext:value-type="float">
            <text:p>1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G81] * 10 - RANDBETWEEN(-4;4)" office:value-type="float" office:value="71" calcext:value-type="float">
            <text:p>71</text:p>
          </table:table-cell>
          <table:table-cell table:style-name="ce8" table:formula="of:=ROUND( (['b - Armes'.D81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2" office:value-type="string" calcext:value-type="string">
            <text:p>Soldier shotgun</text:p>
          </table:table-cell>
          <table:table-cell table:style-name="ce4"/>
          <table:table-cell table:style-name="ce17" table:formula="of:=[.G82] * 10 - RANDBETWEEN(-4;4)" office:value-type="float" office:value="71" calcext:value-type="float">
            <text:p>71</text:p>
          </table:table-cell>
          <table:table-cell table:style-name="ce8" table:formula="of:=ROUND( (['b - Armes'.D82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2" office:value-type="string" calcext:value-type="string">
            <text:p>Old shotgun</text:p>
          </table:table-cell>
          <table:table-cell table:style-name="ce4"/>
          <table:table-cell table:style-name="ce17" table:formula="of:=[.G83] * 10 - RANDBETWEEN(-4;4)" office:value-type="float" office:value="66" calcext:value-type="float">
            <text:p>66</text:p>
          </table:table-cell>
          <table:table-cell table:style-name="ce8" table:formula="of:=ROUND( (['b - Armes'.D83]*1.5) + RANDBETWEEN(0;10) )" office:value-type="float" office:value="106" calcext:value-type="float">
            <text:p>10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2" office:value-type="string" calcext:value-type="string">
            <text:p>Deck shotgun</text:p>
          </table:table-cell>
          <table:table-cell table:style-name="ce4"/>
          <table:table-cell table:style-name="ce17" table:formula="of:=[.G84] * 10 - RANDBETWEEN(-4;4)" office:value-type="float" office:value="72" calcext:value-type="float">
            <text:p>72</text:p>
          </table:table-cell>
          <table:table-cell table:style-name="ce8" table:formula="of:=ROUND( (['b - Armes'.D84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2" office:value-type="string" calcext:value-type="string">
            <text:p>Powerfull shotgun</text:p>
          </table:table-cell>
          <table:table-cell table:style-name="ce4"/>
          <table:table-cell table:style-name="ce17" table:formula="of:=[.G85] * 10 - RANDBETWEEN(-4;4)" office:value-type="float" office:value="69" calcext:value-type="float">
            <text:p>69</text:p>
          </table:table-cell>
          <table:table-cell table:style-name="ce8" table:formula="of:=ROUND( (['b - Armes'.D85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Rifle</text:p>
          </table:table-cell>
          <table:table-cell table:style-name="ce4"/>
          <table:table-cell table:style-name="ce17" table:formula="of:=[.G86] * 10 - RANDBETWEEN(-4;4)" office:value-type="float" office:value="67" calcext:value-type="float">
            <text:p>67</text:p>
          </table:table-cell>
          <table:table-cell table:style-name="ce8" table:formula="of:=ROUND( (['b - Armes'.D86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2" office:value-type="string" calcext:value-type="string">
            <text:p>Harquebus</text:p>
          </table:table-cell>
          <table:table-cell table:style-name="ce4"/>
          <table:table-cell table:style-name="ce17" table:formula="of:=[.G87] * 10 - RANDBETWEEN(-4;4)" office:value-type="float" office:value="74" calcext:value-type="float">
            <text:p>74</text:p>
          </table:table-cell>
          <table:table-cell table:style-name="ce8" table:formula="of:=ROUND( (['b - Armes'.D87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G88] * 10 - RANDBETWEEN(-4;4)" office:value-type="float" office:value="83" calcext:value-type="float">
            <text:p>83</text:p>
          </table:table-cell>
          <table:table-cell table:style-name="ce8" table:formula="of:=ROUND( (['b - Armes'.D88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G89] * 10 - RANDBETWEEN(-4;4)" office:value-type="float" office:value="83" calcext:value-type="float">
            <text:p>83</text:p>
          </table:table-cell>
          <table:table-cell table:style-name="ce8" table:formula="of:=ROUND( (['b - Armes'.D89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Master rapier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G90] * 10 - RANDBETWEEN(-4;4)" office:value-type="float" office:value="78" calcext:value-type="float">
            <text:p>78</text:p>
          </table:table-cell>
          <table:table-cell table:style-name="ce8" table:formula="of:=ROUND( (['b - Armes'.D90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Golden mace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G91] * 10 - RANDBETWEEN(-4;4)" office:value-type="float" office:value="78" calcext:value-type="float">
            <text:p>78</text:p>
          </table:table-cell>
          <table:table-cell table:style-name="ce8" table:formula="of:=ROUND( (['b - Armes'.D91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G92] * 10 - RANDBETWEEN(-4;4)" office:value-type="float" office:value="78" calcext:value-type="float">
            <text:p>78</text:p>
          </table:table-cell>
          <table:table-cell table:style-name="ce8" table:formula="of:=ROUND( (['b - Armes'.D92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Razorblade</text:p>
          </table:table-cell>
          <table:table-cell table:style-name="ce4" table:formula="of:=T(&quot;C'est un &quot;) &amp; LOWER(['b - Armes'.A93])" office:value-type="string" office:string-value="C'est un rasoir" calcext:value-type="string">
            <text:p>C'est un rasoir</text:p>
          </table:table-cell>
          <table:table-cell table:style-name="ce17" table:formula="of:=[.G93] * 10 - RANDBETWEEN(-4;4)" office:value-type="float" office:value="80" calcext:value-type="float">
            <text:p>80</text:p>
          </table:table-cell>
          <table:table-cell table:style-name="ce8" table:formula="of:=ROUND( (['b - Armes'.D93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2" office:value-type="string" calcext:value-type="string">
            <text:p>Good harquebus</text:p>
          </table:table-cell>
          <table:table-cell table:style-name="ce4"/>
          <table:table-cell table:style-name="ce17" table:formula="of:=[.G94] * 10 - RANDBETWEEN(-4;4)" office:value-type="float" office:value="82" calcext:value-type="float">
            <text:p>82</text:p>
          </table:table-cell>
          <table:table-cell table:style-name="ce8" table:formula="of:=ROUND( (['b - Armes'.D94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2" office:value-type="string" calcext:value-type="string">
            <text:p>Small rifle</text:p>
          </table:table-cell>
          <table:table-cell table:style-name="ce4"/>
          <table:table-cell table:style-name="ce17" table:formula="of:=[.G95] * 10 - RANDBETWEEN(-4;4)" office:value-type="float" office:value="81" calcext:value-type="float">
            <text:p>81</text:p>
          </table:table-cell>
          <table:table-cell table:style-name="ce8" table:formula="of:=ROUND( (['b - Armes'.D95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2" office:value-type="string" calcext:value-type="string">
            <text:p>Deck rifle</text:p>
          </table:table-cell>
          <table:table-cell table:style-name="ce4"/>
          <table:table-cell table:style-name="ce17" table:formula="of:=[.G96] * 10 - RANDBETWEEN(-4;4)" office:value-type="float" office:value="81" calcext:value-type="float">
            <text:p>81</text:p>
          </table:table-cell>
          <table:table-cell table:style-name="ce8" table:formula="of:=ROUND( (['b - Armes'.D96]*1.5) + RANDBETWEEN(0;10) )" office:value-type="float" office:value="122" calcext:value-type="float">
            <text:p>1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2" office:value-type="string" calcext:value-type="string">
            <text:p>Powerfull rifle</text:p>
          </table:table-cell>
          <table:table-cell table:style-name="ce4"/>
          <table:table-cell table:style-name="ce17" table:formula="of:=[.G97] * 10 - RANDBETWEEN(-4;4)" office:value-type="float" office:value="77" calcext:value-type="float">
            <text:p>77</text:p>
          </table:table-cell>
          <table:table-cell table:style-name="ce8" table:formula="of:=ROUND( (['b - Armes'.D97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Light rifle</text:p>
          </table:table-cell>
          <table:table-cell table:style-name="ce4"/>
          <table:table-cell table:style-name="ce17" table:formula="of:=[.G98] * 10 - RANDBETWEEN(-4;4)" office:value-type="float" office:value="81" calcext:value-type="float">
            <text:p>81</text:p>
          </table:table-cell>
          <table:table-cell table:style-name="ce8" table:formula="of:=ROUND( (['b - Armes'.D98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2" office:value-type="string" calcext:value-type="string">
            <text:p>Rusty spear</text:p>
          </table:table-cell>
          <table:table-cell table:style-name="ce4"/>
          <table:table-cell table:style-name="ce17" table:formula="of:=[.G99] * 10 - RANDBETWEEN(-4;4)" office:value-type="float" office:value="76" calcext:value-type="float">
            <text:p>76</text:p>
          </table:table-cell>
          <table:table-cell table:style-name="ce8" table:formula="of:=ROUND( (['b - Armes'.D99]*1.5) + RANDBETWEEN(0;10) )" office:value-type="float" office:value="121" calcext:value-type="float">
            <text:p>1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Steel spea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G100] * 10 - RANDBETWEEN(-4;4)" office:value-type="float" office:value="87" calcext:value-type="float">
            <text:p>87</text:p>
          </table:table-cell>
          <table:table-cell table:style-name="ce8" table:formula="of:=ROUND( (['b - Armes'.D100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War spear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G101] * 10 - RANDBETWEEN(-4;4)" office:value-type="float" office:value="89" calcext:value-type="float">
            <text:p>89</text:p>
          </table:table-cell>
          <table:table-cell table:style-name="ce8" table:formula="of:=ROUND( (['b - Armes'.D101]*1.5) + RANDBETWEEN(0;10) )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Longspear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G102] * 10 - RANDBETWEEN(-4;4)" office:value-type="float" office:value="91" calcext:value-type="float">
            <text:p>91</text:p>
          </table:table-cell>
          <table:table-cell table:style-name="ce8" table:formula="of:=ROUND( (['b - Armes'.D102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G103] * 10 - RANDBETWEEN(-4;4)" office:value-type="float" office:value="91" calcext:value-type="float">
            <text:p>91</text:p>
          </table:table-cell>
          <table:table-cell table:style-name="ce8" table:formula="of:=ROUND( (['b - Armes'.D103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Good cutlas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G104] * 10 - RANDBETWEEN(-4;4)" office:value-type="float" office:value="91" calcext:value-type="float">
            <text:p>91</text:p>
          </table:table-cell>
          <table:table-cell table:style-name="ce8" table:formula="of:=ROUND( (['b - Armes'.D104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Big mac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G105] * 10 - RANDBETWEEN(-4;4)" office:value-type="float" office:value="87" calcext:value-type="float">
            <text:p>87</text:p>
          </table:table-cell>
          <table:table-cell table:style-name="ce8" table:formula="of:=ROUND( (['b - Armes'.D105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2" office:value-type="string" calcext:value-type="string">
            <text:p>Soldier spear</text:p>
          </table:table-cell>
          <table:table-cell table:style-name="ce4"/>
          <table:table-cell table:style-name="ce17" table:formula="of:=[.G106] * 10 - RANDBETWEEN(-4;4)" office:value-type="float" office:value="88" calcext:value-type="float">
            <text:p>88</text:p>
          </table:table-cell>
          <table:table-cell table:style-name="ce8" table:formula="of:=ROUND( (['b - Armes'.D106]*1.5) + RANDBETWEEN(0;10) )" office:value-type="float" office:value="137" calcext:value-type="float">
            <text:p>1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2" office:value-type="string" calcext:value-type="string">
            <text:p>Sailor pistol</text:p>
          </table:table-cell>
          <table:table-cell table:style-name="ce4"/>
          <table:table-cell table:style-name="ce17" table:formula="of:=[.G107] * 10 - RANDBETWEEN(-4;4)" office:value-type="float" office:value="94" calcext:value-type="float">
            <text:p>94</text:p>
          </table:table-cell>
          <table:table-cell table:style-name="ce8" table:formula="of:=ROUND( (['b - Armes'.D107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2" office:value-type="string" calcext:value-type="string">
            <text:p>Sailor rifle</text:p>
          </table:table-cell>
          <table:table-cell table:style-name="ce4"/>
          <table:table-cell table:style-name="ce17" table:formula="of:=[.G108] * 10 - RANDBETWEEN(-4;4)" office:value-type="float" office:value="90" calcext:value-type="float">
            <text:p>90</text:p>
          </table:table-cell>
          <table:table-cell table:style-name="ce8" table:formula="of:=ROUND( (['b - Armes'.D108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2" office:value-type="string" calcext:value-type="string">
            <text:p>Powerfull rifle</text:p>
          </table:table-cell>
          <table:table-cell table:style-name="ce4"/>
          <table:table-cell table:style-name="ce17" table:formula="of:=[.G109] * 10 - RANDBETWEEN(-4;4)" office:value-type="float" office:value="86" calcext:value-type="float">
            <text:p>86</text:p>
          </table:table-cell>
          <table:table-cell table:style-name="ce8" table:formula="of:=ROUND( (['b - Armes'.D109]*1.5) + RANDBETWEEN(0;10) )" office:value-type="float" office:value="133" calcext:value-type="float">
            <text:p>1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number-columns-repeated="2"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G110] * 10 - RANDBETWEEN(-4;4)" office:value-type="float" office:value="86" calcext:value-type="float">
            <text:p>86</text:p>
          </table:table-cell>
          <table:table-cell table:style-name="ce8" table:formula="of:=ROUND( (['b - Armes'.D110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2" office:value-type="string" calcext:value-type="string">
            <text:p>Strong canon</text:p>
          </table:table-cell>
          <table:table-cell table:style-name="ce4"/>
          <table:table-cell table:style-name="ce17" table:formula="of:=[.G111] * 10 - RANDBETWEEN(-4;4)" office:value-type="float" office:value="92" calcext:value-type="float">
            <text:p>92</text:p>
          </table:table-cell>
          <table:table-cell table:style-name="ce8" table:formula="of:=ROUND( (['b - Armes'.D111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G112] * 10 - RANDBETWEEN(-4;4)" office:value-type="float" office:value="96" calcext:value-type="float">
            <text:p>96</text:p>
          </table:table-cell>
          <table:table-cell table:style-name="ce8" table:formula="of:=ROUND( (['b - Armes'.D112]*1.5) + RANDBETWEEN(0;10) )" office:value-type="float" office:value="148" calcext:value-type="float">
            <text:p>1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u roi pirate</text:p>
          </table:table-cell>
          <table:table-cell table:style-name="ce2" office:value-type="string" calcext:value-type="string">
            <text:p>Rifle of the pirate king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G113] * 10 - RANDBETWEEN(-4;4)" office:value-type="float" office:value="103" calcext:value-type="float">
            <text:p>103</text:p>
          </table:table-cell>
          <table:table-cell table:style-name="ce8" table:formula="of:=ROUND( (['b - Armes'.D113]*1.5) + RANDBETWEEN(0;10) )" office:value-type="float" office:value="164" calcext:value-type="float">
            <text:p>1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G2] * 10 - RANDBETWEEN(-4;4)" office:value-type="float" office:value="10" calcext:value-type="float">
            <text:p>10</text:p>
          </table:table-cell>
          <table:table-cell table:formula="of:=ROUND( (['c - Vêtement'.D2]*1.5) + RANDBETWEEN(0;10) 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G3] * 10 - RANDBETWEEN(-4;4)" office:value-type="float" office:value="8" calcext:value-type="float">
            <text:p>8</text:p>
          </table:table-cell>
          <table:table-cell table:formula="of:=ROUND( (['c - Vêtement'.D3]*1.5) + RANDBETWEEN(0;10) 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G4] * 10 - RANDBETWEEN(-4;4)" office:value-type="float" office:value="8" calcext:value-type="float">
            <text:p>8</text:p>
          </table:table-cell>
          <table:table-cell table:formula="of:=ROUND( (['c - Vêtement'.D4]*1.5) + RANDBETWEEN(0;10) 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G5] * 10 - RANDBETWEEN(-4;4)" office:value-type="float" office:value="12" calcext:value-type="float">
            <text:p>12</text:p>
          </table:table-cell>
          <table:table-cell table:formula="of:=ROUND( (['c - Vêtement'.D5]*1.5) + RANDBETWEEN(0;10) 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G6] * 10 - RANDBETWEEN(-4;4)" office:value-type="float" office:value="9" calcext:value-type="float">
            <text:p>9</text:p>
          </table:table-cell>
          <table:table-cell table:formula="of:=ROUND( (['c - Vêtement'.D6]*1.5) + RANDBETWEEN(0;10) 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G7] * 10 - RANDBETWEEN(-4;4)" office:value-type="float" office:value="7" calcext:value-type="float">
            <text:p>7</text:p>
          </table:table-cell>
          <table:table-cell table:formula="of:=ROUND( (['c - Vêtement'.D7]*1.5) + RANDBETWEEN(0;10) 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G8] * 10 - RANDBETWEEN(-4;4)" office:value-type="float" office:value="18" calcext:value-type="float">
            <text:p>18</text:p>
          </table:table-cell>
          <table:table-cell table:formula="of:=ROUND( (['c - Vêtement'.D8]*1.5) + RANDBETWEEN(0;10) )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G9] * 10 - RANDBETWEEN(-4;4)" office:value-type="float" office:value="18" calcext:value-type="float">
            <text:p>18</text:p>
          </table:table-cell>
          <table:table-cell table:formula="of:=ROUND( (['c - Vêtement'.D9]*1.5) + RANDBETWEEN(0;10) 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G10] * 10 - RANDBETWEEN(-4;4)" office:value-type="float" office:value="20" calcext:value-type="float">
            <text:p>20</text:p>
          </table:table-cell>
          <table:table-cell table:formula="of:=ROUND( (['c - Vêtement'.D10]*1.5) + RANDBETWEEN(0;10) )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G11] * 10 - RANDBETWEEN(-4;4)" office:value-type="float" office:value="18" calcext:value-type="float">
            <text:p>18</text:p>
          </table:table-cell>
          <table:table-cell table:formula="of:=ROUND( (['c - Vêtement'.D11]*1.5) + RANDBETWEEN(0;10) )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G12] * 10 - RANDBETWEEN(-4;4)" office:value-type="float" office:value="22" calcext:value-type="float">
            <text:p>22</text:p>
          </table:table-cell>
          <table:table-cell table:formula="of:=ROUND( (['c - Vêtement'.D12]*1.5) + RANDBETWEEN(0;10) )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G13] * 10 - RANDBETWEEN(-4;4)" office:value-type="float" office:value="20" calcext:value-type="float">
            <text:p>20</text:p>
          </table:table-cell>
          <table:table-cell table:formula="of:=ROUND( (['c - Vêtement'.D13]*1.5) + RANDBETWEEN(0;10) )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G14] * 10 - RANDBETWEEN(-4;4)" office:value-type="float" office:value="26" calcext:value-type="float">
            <text:p>26</text:p>
          </table:table-cell>
          <table:table-cell table:formula="of:=ROUND( (['c - Vêtement'.D14]*1.5) + RANDBETWEEN(0;10) )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G15] * 10 - RANDBETWEEN(-4;4)" office:value-type="float" office:value="31" calcext:value-type="float">
            <text:p>31</text:p>
          </table:table-cell>
          <table:table-cell table:formula="of:=ROUND( (['c - Vêtement'.D15]*1.5) + RANDBETWEEN(0;10) )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G16] * 10 - RANDBETWEEN(-4;4)" office:value-type="float" office:value="30" calcext:value-type="float">
            <text:p>30</text:p>
          </table:table-cell>
          <table:table-cell table:formula="of:=ROUND( (['c - Vêtement'.D16]*1.5) + RANDBETWEEN(0;10) )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G17] * 10 - RANDBETWEEN(-4;4)" office:value-type="float" office:value="33" calcext:value-type="float">
            <text:p>33</text:p>
          </table:table-cell>
          <table:table-cell table:formula="of:=ROUND( (['c - Vêtement'.D17]*1.5) + RANDBETWEEN(0;10) 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18])" office:value-type="string" office:string-value="C'est un cotte de mailles" calcext:value-type="string">
            <text:p>C'est un cotte de mailles</text:p>
          </table:table-cell>
          <table:table-cell table:formula="of:=[.G18] * 10 - RANDBETWEEN(-4;4)" office:value-type="float" office:value="32" calcext:value-type="float">
            <text:p>32</text:p>
          </table:table-cell>
          <table:table-cell table:formula="of:=ROUND( (['c - Vêtement'.D18]*1.5) + RANDBETWEEN(0;10) )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19])" office:value-type="string" office:string-value="C'est un chemise de mailles" calcext:value-type="string">
            <text:p>C'est un chemise de mailles</text:p>
          </table:table-cell>
          <table:table-cell table:formula="of:=[.G19] * 10 - RANDBETWEEN(-4;4)" office:value-type="float" office:value="38" calcext:value-type="float">
            <text:p>38</text:p>
          </table:table-cell>
          <table:table-cell table:formula="of:=ROUND( (['c - Vêtement'.D19]*1.5) + RANDBETWEEN(0;10) )"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G20] * 10 - RANDBETWEEN(-4;4)" office:value-type="float" office:value="44" calcext:value-type="float">
            <text:p>44</text:p>
          </table:table-cell>
          <table:table-cell table:formula="of:=ROUND( (['c - Vêtement'.D20]*1.5) + RANDBETWEEN(0;10) 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G21] * 10 - RANDBETWEEN(-4;4)" office:value-type="float" office:value="39" calcext:value-type="float">
            <text:p>39</text:p>
          </table:table-cell>
          <table:table-cell table:formula="of:=ROUND( (['c - Vêtement'.D21]*1.5) + RANDBETWEEN(0;10) 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G22] * 10 - RANDBETWEEN(-4;4)" office:value-type="float" office:value="44" calcext:value-type="float">
            <text:p>44</text:p>
          </table:table-cell>
          <table:table-cell table:formula="of:=ROUND( (['c - Vêtement'.D22]*1.5) + RANDBETWEEN(0;10) )"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G23] * 10 - RANDBETWEEN(-4;4)" office:value-type="float" office:value="41" calcext:value-type="float">
            <text:p>41</text:p>
          </table:table-cell>
          <table:table-cell table:formula="of:=ROUND( (['c - Vêtement'.D23]*1.5) + RANDBETWEEN(0;10) )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G24] * 10 - RANDBETWEEN(-4;4)" office:value-type="float" office:value="38" calcext:value-type="float">
            <text:p>38</text:p>
          </table:table-cell>
          <table:table-cell table:formula="of:=ROUND( (['c - Vêtement'.D24]*1.5) + RANDBETWEEN(0;10) 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G25] * 10 - RANDBETWEEN(-4;4)" office:value-type="float" office:value="53" calcext:value-type="float">
            <text:p>53</text:p>
          </table:table-cell>
          <table:table-cell table:formula="of:=ROUND( (['c - Vêtement'.D25]*1.5) + RANDBETWEEN(0;10) )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G26] * 10 - RANDBETWEEN(-4;4)" office:value-type="float" office:value="49" calcext:value-type="float">
            <text:p>49</text:p>
          </table:table-cell>
          <table:table-cell table:formula="of:=ROUND( (['c - Vêtement'.D26]*1.5) + RANDBETWEEN(0;10) )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G27] * 10 - RANDBETWEEN(-4;4)" office:value-type="float" office:value="49" calcext:value-type="float">
            <text:p>49</text:p>
          </table:table-cell>
          <table:table-cell table:formula="of:=ROUND( (['c - Vêtement'.D27]*1.5) + RANDBETWEEN(0;10) )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G28] * 10 - RANDBETWEEN(-4;4)" office:value-type="float" office:value="52" calcext:value-type="float">
            <text:p>52</text:p>
          </table:table-cell>
          <table:table-cell table:formula="of:=ROUND( (['c - Vêtement'.D28]*1.5) + RANDBETWEEN(0;10) )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G29] * 10 - RANDBETWEEN(-4;4)" office:value-type="float" office:value="46" calcext:value-type="float">
            <text:p>46</text:p>
          </table:table-cell>
          <table:table-cell table:formula="of:=ROUND( (['c - Vêtement'.D29]*1.5) + RANDBETWEEN(0;10) )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G30] * 10 - RANDBETWEEN(-4;4)" office:value-type="float" office:value="57" calcext:value-type="float">
            <text:p>57</text:p>
          </table:table-cell>
          <table:table-cell table:formula="of:=ROUND( (['c - Vêtement'.D30]*1.5) + RANDBETWEEN(0;10) )"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G31] * 10 - RANDBETWEEN(-4;4)" office:value-type="float" office:value="64" calcext:value-type="float">
            <text:p>64</text:p>
          </table:table-cell>
          <table:table-cell table:formula="of:=ROUND( (['c - Vêtement'.D31]*1.5) + RANDBETWEEN(0;10) )"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G32] * 10 - RANDBETWEEN(-4;4)" office:value-type="float" office:value="63" calcext:value-type="float">
            <text:p>63</text:p>
          </table:table-cell>
          <table:table-cell table:formula="of:=ROUND( (['c - Vêtement'.D32]*1.5) + RANDBETWEEN(0;10) )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G33] * 10 - RANDBETWEEN(-4;4)" office:value-type="float" office:value="59" calcext:value-type="float">
            <text:p>59</text:p>
          </table:table-cell>
          <table:table-cell table:formula="of:=ROUND( (['c - Vêtement'.D33]*1.5) + RANDBETWEEN(0;10) )"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G34] * 10 - RANDBETWEEN(-4;4)" office:value-type="float" office:value="61" calcext:value-type="float">
            <text:p>61</text:p>
          </table:table-cell>
          <table:table-cell table:formula="of:=ROUND( (['c - Vêtement'.D34]*1.5) + RANDBETWEEN(0;10) )"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G35] * 10 - RANDBETWEEN(-4;4)" office:value-type="float" office:value="63" calcext:value-type="float">
            <text:p>63</text:p>
          </table:table-cell>
          <table:table-cell table:formula="of:=ROUND( (['c - Vêtement'.D35]*1.5) + RANDBETWEEN(0;10) )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G36] * 10 - RANDBETWEEN(-4;4)" office:value-type="float" office:value="67" calcext:value-type="float">
            <text:p>67</text:p>
          </table:table-cell>
          <table:table-cell table:formula="of:=ROUND( (['c - Vêtement'.D36]*1.5) + RANDBETWEEN(0;10) )"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G37] * 10 - RANDBETWEEN(-4;4)" office:value-type="float" office:value="71" calcext:value-type="float">
            <text:p>71</text:p>
          </table:table-cell>
          <table:table-cell table:formula="of:=ROUND( (['c - Vêtement'.D37]*1.5) + RANDBETWEEN(0;10) )"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G38] * 10 - RANDBETWEEN(-4;4)" office:value-type="float" office:value="70" calcext:value-type="float">
            <text:p>70</text:p>
          </table:table-cell>
          <table:table-cell table:formula="of:=ROUND( (['c - Vêtement'.D38]*1.5) + RANDBETWEEN(0;10) )"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G39] * 10 - RANDBETWEEN(-4;4)" office:value-type="float" office:value="73" calcext:value-type="float">
            <text:p>73</text:p>
          </table:table-cell>
          <table:table-cell table:formula="of:=ROUND( (['c - Vêtement'.D39]*1.5) + RANDBETWEEN(0;10) )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G40] * 10 - RANDBETWEEN(-4;4)" office:value-type="float" office:value="67" calcext:value-type="float">
            <text:p>67</text:p>
          </table:table-cell>
          <table:table-cell table:formula="of:=ROUND( (['c - Vêtement'.D40]*1.5) + RANDBETWEEN(0;10) )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G41] * 10 - RANDBETWEEN(-4;4)" office:value-type="float" office:value="76" calcext:value-type="float">
            <text:p>76</text:p>
          </table:table-cell>
          <table:table-cell table:formula="of:=ROUND( (['c - Vêtement'.D41]*1.5) + RANDBETWEEN(0;10) )"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G42] * 10 - RANDBETWEEN(-4;4)" office:value-type="float" office:value="80" calcext:value-type="float">
            <text:p>80</text:p>
          </table:table-cell>
          <table:table-cell table:formula="of:=ROUND( (['c - Vêtement'.D42]*1.5) + RANDBETWEEN(0;10) )"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G43] * 10 - RANDBETWEEN(-4;4)" office:value-type="float" office:value="77" calcext:value-type="float">
            <text:p>77</text:p>
          </table:table-cell>
          <table:table-cell table:formula="of:=ROUND( (['c - Vêtement'.D43]*1.5) + RANDBETWEEN(0;10) )"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G44] * 10 - RANDBETWEEN(-4;4)" office:value-type="float" office:value="81" calcext:value-type="float">
            <text:p>81</text:p>
          </table:table-cell>
          <table:table-cell table:formula="of:=ROUND( (['c - Vêtement'.D44]*1.5) + RANDBETWEEN(0;10) )"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G45] * 10 - RANDBETWEEN(-4;4)" office:value-type="float" office:value="76" calcext:value-type="float">
            <text:p>76</text:p>
          </table:table-cell>
          <table:table-cell table:formula="of:=ROUND( (['c - Vêtement'.D45]*1.5) + RANDBETWEEN(0;10) )"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G46] * 10 - RANDBETWEEN(-4;4)" office:value-type="float" office:value="76" calcext:value-type="float">
            <text:p>76</text:p>
          </table:table-cell>
          <table:table-cell table:formula="of:=ROUND( (['c - Vêtement'.D46]*1.5) + RANDBETWEEN(0;10) )"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G47] * 10 - RANDBETWEEN(-4;4)" office:value-type="float" office:value="86" calcext:value-type="float">
            <text:p>86</text:p>
          </table:table-cell>
          <table:table-cell table:formula="of:=ROUND( (['c - Vêtement'.D47]*1.5) + RANDBETWEEN(0;10) )"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G48] * 10 - RANDBETWEEN(-4;4)" office:value-type="float" office:value="87" calcext:value-type="float">
            <text:p>87</text:p>
          </table:table-cell>
          <table:table-cell table:formula="of:=ROUND( (['c - Vêtement'.D48]*1.5) + RANDBETWEEN(0;10) )"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G49] * 10 - RANDBETWEEN(-4;4)" office:value-type="float" office:value="86" calcext:value-type="float">
            <text:p>86</text:p>
          </table:table-cell>
          <table:table-cell table:formula="of:=ROUND( (['c - Vêtement'.D49]*1.5) + RANDBETWEEN(0;10) )"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G50] * 10 - RANDBETWEEN(-4;4)" office:value-type="float" office:value="94" calcext:value-type="float">
            <text:p>94</text:p>
          </table:table-cell>
          <table:table-cell table:formula="of:=ROUND( (['c - Vêtement'.D50]*1.5) + RANDBETWEEN(0;10) )"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G51] * 10 - RANDBETWEEN(-4;4)" office:value-type="float" office:value="87" calcext:value-type="float">
            <text:p>87</text:p>
          </table:table-cell>
          <table:table-cell table:formula="of:=ROUND( (['c - Vêtement'.D51]*1.5) + RANDBETWEEN(0;10) )"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G52] * 10 - RANDBETWEEN(-4;4)" office:value-type="float" office:value="103" calcext:value-type="float">
            <text:p>103</text:p>
          </table:table-cell>
          <table:table-cell table:formula="of:=ROUND( (['c - Vêtement'.D52]*1.5) + RANDBETWEEN(0;10) )" office:value-type="float" office:value="158" calcext:value-type="float">
            <text:p>1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table:number-columns-repeated="2"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Boucles d'oreille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table:number-columns-repeated="2"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E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number-columns-repeated="2"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E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E6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E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E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11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2"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number-columns-repeated="2"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number-columns-repeated="2"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table:number-columns-repeated="2"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number-columns-repeated="2"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table:number-columns-repeated="2"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E1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table:number-columns-repeated="2"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2"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table:number-columns-repeated="2"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number-columns-repeated="2" office:value-type="string" calcext:value-type="string">
            <text:p>Bougie</text:p>
          </table:table-cell>
          <table:table-cell table:formula="of:=T(&quot;C'est un &quot;) &amp; LOWER(['d - Divers'.A23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E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2"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2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table:number-columns-repeated="2"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table:number-columns-repeated="2"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2"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table:number-columns-repeated="2"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number-columns-repeated="2"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table:number-columns-repeated="2"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E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number-columns-repeated="2"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number-columns-repeated="2"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number-columns-repeated="2"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Canne à pêche</text:p>
          </table:table-cell>
          <table:table-cell table:formula="of:=T(&quot;C'est un &quot;) &amp; LOWER(['d - Divers'.A37])" office:value-type="string" office:string-value="C'est un canne à pêche" calcext:value-type="string">
            <text:p>C'est un canne à pêch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22:29:55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55M53S</meta:editing-duration>
    <meta:editing-cycles>97</meta:editing-cycles>
    <meta:generator>LibreOffice/6.1.2.1$Windows_X86_64 LibreOffice_project/65905a128db06ba48db947242809d14d3f9a93fe</meta:generator>
    <meta:creation-date>2016-11-30T17:08:03.721000000</meta:creation-date>
    <dc:date>2019-11-06T23:17:43.916000000</dc:date>
    <meta:document-statistic meta:table-count="4" meta:cell-count="2001" meta:object-count="0"/>
  </office:meta>
</office:document-meta>
</file>